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 officeooo:paragraph-rsid="002f4df6"/>
    </style:style>
    <style:style style:name="P3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38c34b" officeooo:paragraph-rsid="0038c34b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8c34b" officeooo:paragraph-rsid="0038c34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8c34b" officeooo:paragraph-rsid="004f48a3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50a886" officeooo:paragraph-rsid="0050a886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font-size="11pt" fo:language="es" fo:country="AR" style:text-underline-style="none" fo:font-weight="normal" officeooo:rsid="004f0638" officeooo:paragraph-rsid="0038c34b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ize="11pt" fo:language="es" fo:country="AR" style:text-underline-style="none" fo:font-weight="normal" officeooo:rsid="0050a886" officeooo:paragraph-rsid="0050a886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fo:font-size="11pt" fo:language="es" fo:country="AR" style:text-underline-style="none" fo:font-weight="normal" officeooo:rsid="0050a886" officeooo:paragraph-rsid="0050a886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use-window-font-color="true" fo:font-size="11pt" fo:language="es" fo:country="AR" style:text-underline-style="none" fo:font-weight="normal" officeooo:rsid="00556bde" officeooo:paragraph-rsid="00556bde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font-size="11pt" fo:language="es" fo:country="AR" style:text-underline-style="none" fo:font-weight="normal" officeooo:rsid="00556bde" officeooo:paragraph-rsid="00556bde" style:font-size-asian="9.60000038146973pt" style:font-weight-asian="normal" style:font-size-complex="11pt" style:font-weight-complex="normal"/>
    </style:style>
    <style:style style:name="T1" style:family="text">
      <style:text-properties officeooo:rsid="0024bcb6"/>
    </style:style>
    <style:style style:name="T2" style:family="text">
      <style:text-properties officeooo:rsid="00433de3"/>
    </style:style>
    <style:style style:name="T3" style:family="text">
      <style:text-properties style:use-window-font-color="true" officeooo:rsid="00433de3"/>
    </style:style>
    <style:style style:name="T4" style:family="text">
      <style:text-properties style:use-window-font-color="true" officeooo:rsid="004f0638"/>
    </style:style>
    <style:style style:name="T5" style:family="text">
      <style:text-properties style:use-window-font-color="true" officeooo:rsid="004f48a3"/>
    </style:style>
    <style:style style:name="T6" style:family="text">
      <style:text-properties style:use-window-font-color="true" officeooo:rsid="0050a886"/>
    </style:style>
    <style:style style:name="T7" style:family="text">
      <style:text-properties officeooo:rsid="0053cbee"/>
    </style:style>
    <style:style style:name="T8" style:family="text">
      <style:text-properties officeooo:rsid="005564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<text:span text:style-name="T2">12</text:span>.<text:span text:style-name="T1">1</text:span></text:p>
      <text:p text:style-name="P4"/>
      <text:p text:style-name="P5"><text:span text:style-name="T3"><text:tab/>1) </text:span><text:span text:style-name="T4">La utilización de BitStuffing nace de poder costear la posibilidad de transferencias de largas cadenas de '1' seguidas (considerando que la precensia de '0' conlleva un flanco).</text:span></text:p>
      <text:p text:style-name="P8"><text:tab/>La combinación con NRZI nació con la necesidad de aumentar la frecuencia del bus haciendo más robusto al sistema en lo que respecta la sincronización entre Hosts.</text:p>
      <text:p text:style-name="P5"/>
      <text:p text:style-name="P6"><text:span text:style-name="T4"><text:tab/>2) </text:span><text:span text:style-name="T5">Se usa Manchester porque permite recuperación de reloj de manera sencilla, la baja frecuencia permite cierta facilidad y flexibilidad para utilizarse como self-clocking.</text:span></text:p>
      <text:p text:style-name="P6"/>
      <text:p text:style-name="P6"><text:span text:style-name="T5"><text:tab/></text:span><text:span text:style-name="T6">3) Se usa 8b10b por varias razones</text:span></text:p>
      <text:list xml:id="list2168476501787298682" text:style-name="L1">
        <text:list-item>
          <text:p text:style-name="P10">Recuperación de CLK</text:p>
        </text:list-item>
        <text:list-item>
          <text:p text:style-name="P10">Ruptura de muchos '1' o '0' seguidos</text:p>
        </text:list-item>
        <text:list-item>
          <text:p text:style-name="P10">Manejo de nivel de continua del canal</text:p>
        </text:list-item>
        <text:list-item>
          <text:p text:style-name="P10">Control de errores</text:p>
        </text:list-item>
        <text:list-item>
          <text:p text:style-name="P10">Agregado de palabras reservadas para el control de flujo del bus</text:p>
        </text:list-item>
        <text:list-item>
          <text:p text:style-name="P11">Disminución del ancho de banda necesario en relación a Manchester</text:p>
        </text:list-item>
      </text:list>
      <text:p text:style-name="P12"/>
      <text:p text:style-name="P7"/>
      <text:p text:style-name="P9"/>
      <text:p text:style-name="P9"><text:tab/><text:span text:style-name="T8">5) Dicho en USB “que poder le da el sistema a un flujo de datos respecto de otro. Cosas que aparecen en las transacciones”</text:span></text:p>
      <text:p text:style-name="P9"/>
      <text:p text:style-name="P9"><text:tab/><text:span text:style-name="T7">6) Hot Pluging significa que el dispositivo pueda conectarse con el Host en funcionamiento. En protocolos como CAN o LIN esto no era necesario ya que no se pensaba que se iba a agregar un dispositivo mientras el auto este funcionando, pero en USB esto fue muy diferente, y permtió que se pueda agregar un Mouse sin necesidad de apagar la computadora para que funcion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 officeooo:paragraph-rsid="002f4d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4.3.3.2$Linux_X86_64 LibreOffice_project/430m0$Build-2</meta:generator>
    <dc:date>2017-10-07T18:09:34.104843818</dc:date>
    <meta:editing-duration>PT13H19M15S</meta:editing-duration>
    <meta:editing-cycles>71</meta:editing-cycles>
    <meta:document-statistic meta:table-count="0" meta:image-count="0" meta:object-count="0" meta:page-count="1" meta:paragraph-count="15" meta:word-count="236" meta:character-count="1416" meta:non-whitespace-character-count="1152"/>
  </office:meta>
</office:document-meta>
</file>